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3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/>
          <table:table-cell office:value-type="string" calcext:value-type="string">
            <text:p>affected</text:p>
          </table:table-cell>
          <table:table-cell office:value-type="string" calcext:value-type="string">
            <text:p>rebuilding_factor</text:p>
          </table:table-cell>
          <table:table-cell office:value-type="string" calcext:value-type="string">
            <text:p>inventory_size</text:p>
          </table:table-cell>
          <table:table-cell office:value-type="string" calcext:value-type="string">
            <text:p>productive_capital_to_va_ratio</text:p>
          </table:table-cell>
          <table:table-cell office:value-type="string" calcext:value-type="string">
            <text:p>inventory_ta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ffected</text:p>
          </table:table-cell>
          <table:table-cell office:value-type="string" calcext:value-type="string">
            <text:p>rebuilding_factor</text:p>
          </table:table-cell>
          <table:table-cell office:value-type="string" calcext:value-type="string">
            <text:p>inventory_size</text:p>
          </table:table-cell>
          <table:table-cell office:value-type="string" calcext:value-type="string">
            <text:p>productive_capital_to_va_ratio</text:p>
          </table:table-cell>
          <table:table-cell office:value-type="string" calcext:value-type="string">
            <text:p>inventory_tau</text:p>
          </table:table-cell>
        </table:table-row>
        <table:table-row table:style-name="ro1">
          <table:table-cell office:value-type="string" calcext:value-type="string">
            <text:p>Wholesale and retail trade; repair of motor vehicles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office:value-type="float" office:value="0.0017" calcext:value-type="float">
            <text:p>0.0017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ctrical equipment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ufacturing nec; repair and installation of machinery and equipment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92307692307692" calcext:value-type="float">
            <text:p>2.923076923076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tor vehicles, trailers and semi-trailers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anufacture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9" calcext:value-type="float">
            <text:p>9</text:p>
          </table:table-cell>
          <table:table-cell office:value-type="float" office:value="2.17068965517241" calcext:value-type="float">
            <text:p>2.170689655172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od and products of wood and cork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nancial and insurance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f</text:p>
          </table:table-cell>
          <table:table-cell office:value-type="float" office:value="5.45" calcext:value-type="float">
            <text:p>5.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inf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uter, electronic and optical equipment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9" calcext:value-type="float">
            <text:p>9</text:p>
          </table:table-cell>
          <table:table-cell office:value-type="float" office:value="0.725" calcext:value-type="float">
            <text:p>0.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xtiles, textile products, leather and footwear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ervices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f</text:p>
          </table:table-cell>
          <table:table-cell office:value-type="float" office:value="3.42142857142857" calcext:value-type="float">
            <text:p>3.421428571428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hinery and equipment, nec 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ther transport equipment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Util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3809523809524" calcext:value-type="float">
            <text:p>2.238095238095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armaceuticals, medicinal chemical and botanical products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riculture, hunting, forestry</text:p>
          </table:table-cell>
          <table:table-cell office:value-type="float" office:value="1" calcext:value-type="float">
            <text:p>1</text:p>
          </table:table-cell>
          <table:table-cell office:value-type="float" office:value="0.0017" calcext:value-type="float">
            <text:p>0.00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blic administration and defence; compulsory social security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ommodation and food service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ministrative and support servi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 transpo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s, entertainment and recre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c met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mical and chemical produ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ke and refined petroleum produ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ctricity, gas, steam and air conditioning supp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bricated metal produ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shing and aquacul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od products, beverages and tobac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 health and social work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 and other information servi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d transport and transport via pipeli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ng and quarrying, energy producing produ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ng and quarrying, non-energy producing produ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ng support service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her non-metallic mineral produ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her service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per products and prin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al and courier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fessional, scientific and technical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blishing, audiovisual and broadcasting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l estate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45" calcext:value-type="float">
            <text:p>5.4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ber and plastics produ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communicat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ehousing and support activities for 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 supply; sewerage, waste management and remediation activit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 transpo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</table:table>
      <table:table table:name="Feuille2" table:style-name="ta1">
        <table:table-column table:style-name="co9" table:default-cell-style-name="Default"/>
        <table:table-column table:style-name="co8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Agriculture, hunting, forestry</text:p>
          </table:table-cell>
          <table:table-cell office:value-type="float" office:value="1" calcext:value-type="float">
            <text:p>1</text:p>
          </table:table-cell>
          <table:table-cell table:formula="of:=VLOOKUP([.B1];['file:///home/sjuhel/Nextcloud/Thesis/Workbench/Code/Boario-Climada-Compound_Events/sectors_common_aggreg.ods'#$common_aggreg.$A$2: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Fishing and aquaculture</text:p>
          </table:table-cell>
          <table:table-cell office:value-type="float" office:value="1" calcext:value-type="float">
            <text:p>1</text:p>
          </table:table-cell>
          <table:table-cell table:formula="of:=VLOOKUP([.B2];['file:///home/sjuhel/Nextcloud/Thesis/Workbench/Code/Boario-Climada-Compound_Events/sectors_common_aggreg.ods'#$common_aggreg.$A$2:.$B$11];2;0)" office:value-type="string" office:string-value="Agriculture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Basic metals</text:p>
          </table:table-cell>
          <table:table-cell office:value-type="float" office:value="2" calcext:value-type="float">
            <text:p>2</text:p>
          </table:table-cell>
          <table:table-cell table:formula="of:=VLOOKUP([.B3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hemical and chemical products</text:p>
          </table:table-cell>
          <table:table-cell office:value-type="float" office:value="2" calcext:value-type="float">
            <text:p>2</text:p>
          </table:table-cell>
          <table:table-cell table:formula="of:=VLOOKUP([.B4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ke and refined petroleum products</text:p>
          </table:table-cell>
          <table:table-cell office:value-type="float" office:value="2" calcext:value-type="float">
            <text:p>2</text:p>
          </table:table-cell>
          <table:table-cell table:formula="of:=VLOOKUP([.B5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Computer, electronic and optical equipment</text:p>
          </table:table-cell>
          <table:table-cell office:value-type="float" office:value="2" calcext:value-type="float">
            <text:p>2</text:p>
          </table:table-cell>
          <table:table-cell table:formula="of:=VLOOKUP([.B6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Electrical equipment</text:p>
          </table:table-cell>
          <table:table-cell office:value-type="float" office:value="2" calcext:value-type="float">
            <text:p>2</text:p>
          </table:table-cell>
          <table:table-cell table:formula="of:=VLOOKUP([.B7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Fabricated metal products</text:p>
          </table:table-cell>
          <table:table-cell office:value-type="float" office:value="2" calcext:value-type="float">
            <text:p>2</text:p>
          </table:table-cell>
          <table:table-cell table:formula="of:=VLOOKUP([.B8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Food products, beverages and tobacco</text:p>
          </table:table-cell>
          <table:table-cell office:value-type="float" office:value="2" calcext:value-type="float">
            <text:p>2</text:p>
          </table:table-cell>
          <table:table-cell table:formula="of:=VLOOKUP([.B9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chinery and equipment, nec </text:p>
          </table:table-cell>
          <table:table-cell office:value-type="float" office:value="2" calcext:value-type="float">
            <text:p>2</text:p>
          </table:table-cell>
          <table:table-cell table:formula="of:=VLOOKUP([.B10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anufacturing nec; repair and installation of machinery and equipment</text:p>
          </table:table-cell>
          <table:table-cell office:value-type="float" office:value="2" calcext:value-type="float">
            <text:p>2</text:p>
          </table:table-cell>
          <table:table-cell table:formula="of:=VLOOKUP([.B11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otor vehicles, trailers and semi-trailers</text:p>
          </table:table-cell>
          <table:table-cell office:value-type="float" office:value="2" calcext:value-type="float">
            <text:p>2</text:p>
          </table:table-cell>
          <table:table-cell table:formula="of:=VLOOKUP([.B12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non-metallic mineral products</text:p>
          </table:table-cell>
          <table:table-cell office:value-type="float" office:value="2" calcext:value-type="float">
            <text:p>2</text:p>
          </table:table-cell>
          <table:table-cell table:formula="of:=VLOOKUP([.B13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Other transport equipment</text:p>
          </table:table-cell>
          <table:table-cell office:value-type="float" office:value="2" calcext:value-type="float">
            <text:p>2</text:p>
          </table:table-cell>
          <table:table-cell table:formula="of:=VLOOKUP([.B14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aper products and printing</text:p>
          </table:table-cell>
          <table:table-cell office:value-type="float" office:value="2" calcext:value-type="float">
            <text:p>2</text:p>
          </table:table-cell>
          <table:table-cell table:formula="of:=VLOOKUP([.B15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Pharmaceuticals, medicinal chemical and botanical products</text:p>
          </table:table-cell>
          <table:table-cell office:value-type="float" office:value="2" calcext:value-type="float">
            <text:p>2</text:p>
          </table:table-cell>
          <table:table-cell table:formula="of:=VLOOKUP([.B16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Rubber and plastics products</text:p>
          </table:table-cell>
          <table:table-cell office:value-type="float" office:value="2" calcext:value-type="float">
            <text:p>2</text:p>
          </table:table-cell>
          <table:table-cell table:formula="of:=VLOOKUP([.B17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Textiles, textile products, leather and footwear</text:p>
          </table:table-cell>
          <table:table-cell office:value-type="float" office:value="2" calcext:value-type="float">
            <text:p>2</text:p>
          </table:table-cell>
          <table:table-cell table:formula="of:=VLOOKUP([.B18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Wood and products of wood and cork</text:p>
          </table:table-cell>
          <table:table-cell office:value-type="float" office:value="2" calcext:value-type="float">
            <text:p>2</text:p>
          </table:table-cell>
          <table:table-cell table:formula="of:=VLOOKUP([.B19];['file:///home/sjuhel/Nextcloud/Thesis/Workbench/Code/Boario-Climada-Compound_Events/sectors_common_aggreg.ods'#$common_aggreg.$A$2:.$B$11];2;0)" office:value-type="string" office:string-value="Manufacture" calcext:value-type="string">
            <text:p>Manufacture</text:p>
          </table:table-cell>
        </table:table-row>
        <table:table-row table:style-name="ro1">
          <table:table-cell office:value-type="string" calcext:value-type="string">
            <text:p>Mining and quarrying, non-energy producing products</text:p>
          </table:table-cell>
          <table:table-cell office:value-type="float" office:value="3" calcext:value-type="float">
            <text:p>3</text:p>
          </table:table-cell>
          <table:table-cell table:formula="of:=VLOOKUP([.B20];['file:///home/sjuhel/Nextcloud/Thesis/Workbench/Code/Boario-Climada-Compound_Events/sectors_common_aggreg.ods'#$common_aggreg.$A$2: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Mining support service activities</text:p>
          </table:table-cell>
          <table:table-cell office:value-type="float" office:value="3" calcext:value-type="float">
            <text:p>3</text:p>
          </table:table-cell>
          <table:table-cell table:formula="of:=VLOOKUP([.B21];['file:///home/sjuhel/Nextcloud/Thesis/Workbench/Code/Boario-Climada-Compound_Events/sectors_common_aggreg.ods'#$common_aggreg.$A$2:.$B$11];2;0)" office:value-type="string" office:string-value="Min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Postal and courier activities</text:p>
          </table:table-cell>
          <table:table-cell office:value-type="float" office:value="7" calcext:value-type="float">
            <text:p>7</text:p>
          </table:table-cell>
          <table:table-cell table:formula="of:=VLOOKUP([.B22];['file:///home/sjuhel/Nextcloud/Thesis/Workbench/Code/Boario-Climada-Compound_Events/sectors_common_aggreg.ods'#$common_aggreg.$A$2: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Water supply; sewerage, waste management and remediation activities</text:p>
          </table:table-cell>
          <table:table-cell office:value-type="float" office:value="4" calcext:value-type="float">
            <text:p>4</text:p>
          </table:table-cell>
          <table:table-cell table:formula="of:=VLOOKUP([.B23];['file:///home/sjuhel/Nextcloud/Thesis/Workbench/Code/Boario-Climada-Compound_Events/sectors_common_aggreg.ods'#$common_aggreg.$A$2:.$B$11];2;0)" office:value-type="string" office:string-value="Utilities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Water transport</text:p>
          </table:table-cell>
          <table:table-cell office:value-type="float" office:value="7" calcext:value-type="float">
            <text:p>7</text:p>
          </table:table-cell>
          <table:table-cell table:formula="of:=VLOOKUP([.B24];['file:///home/sjuhel/Nextcloud/Thesis/Workbench/Code/Boario-Climada-Compound_Events/sectors_common_aggreg.ods'#$common_aggreg.$A$2: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5" calcext:value-type="float">
            <text:p>5</text:p>
          </table:table-cell>
          <table:table-cell table:formula="of:=VLOOKUP([.B25];['file:///home/sjuhel/Nextcloud/Thesis/Workbench/Code/Boario-Climada-Compound_Events/sectors_common_aggreg.ods'#$common_aggreg.$A$2:.$B$11];2;0)" office:value-type="string" office:string-value="Construction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Wholesale and retail trade; repair of motor vehicles</text:p>
          </table:table-cell>
          <table:table-cell office:value-type="float" office:value="6" calcext:value-type="float">
            <text:p>6</text:p>
          </table:table-cell>
          <table:table-cell table:formula="of:=VLOOKUP([.B26];['file:///home/sjuhel/Nextcloud/Thesis/Workbench/Code/Boario-Climada-Compound_Events/sectors_common_aggreg.ods'#$common_aggreg.$A$2:.$B$11];2;0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Air transport</text:p>
          </table:table-cell>
          <table:table-cell office:value-type="float" office:value="7" calcext:value-type="float">
            <text:p>7</text:p>
          </table:table-cell>
          <table:table-cell table:formula="of:=VLOOKUP([.B27];['file:///home/sjuhel/Nextcloud/Thesis/Workbench/Code/Boario-Climada-Compound_Events/sectors_common_aggreg.ods'#$common_aggreg.$A$2: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Land transport and transport via pipelines</text:p>
          </table:table-cell>
          <table:table-cell office:value-type="float" office:value="7" calcext:value-type="float">
            <text:p>7</text:p>
          </table:table-cell>
          <table:table-cell table:formula="of:=VLOOKUP([.B28];['file:///home/sjuhel/Nextcloud/Thesis/Workbench/Code/Boario-Climada-Compound_Events/sectors_common_aggreg.ods'#$common_aggreg.$A$2: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Warehousing and support activities for transportation</text:p>
          </table:table-cell>
          <table:table-cell office:value-type="float" office:value="7" calcext:value-type="float">
            <text:p>7</text:p>
          </table:table-cell>
          <table:table-cell table:formula="of:=VLOOKUP([.B29];['file:///home/sjuhel/Nextcloud/Thesis/Workbench/Code/Boario-Climada-Compound_Events/sectors_common_aggreg.ods'#$common_aggreg.$A$2:.$B$11];2;0)" office:value-type="string" office:string-value="Transport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Accommodation and food service activities</text:p>
          </table:table-cell>
          <table:table-cell office:value-type="float" office:value="8" calcext:value-type="float">
            <text:p>8</text:p>
          </table:table-cell>
          <table:table-cell table:formula="of:=VLOOKUP([.B30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float" office:value="8" calcext:value-type="float">
            <text:p>8</text:p>
          </table:table-cell>
          <table:table-cell table:formula="of:=VLOOKUP([.B31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dministrative and support services</text:p>
          </table:table-cell>
          <table:table-cell office:value-type="float" office:value="8" calcext:value-type="float">
            <text:p>8</text:p>
          </table:table-cell>
          <table:table-cell table:formula="of:=VLOOKUP([.B32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Financial and insurance activities</text:p>
          </table:table-cell>
          <table:table-cell office:value-type="float" office:value="8" calcext:value-type="float">
            <text:p>8</text:p>
          </table:table-cell>
          <table:table-cell table:formula="of:=VLOOKUP([.B33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IT and other information services</text:p>
          </table:table-cell>
          <table:table-cell office:value-type="float" office:value="8" calcext:value-type="float">
            <text:p>8</text:p>
          </table:table-cell>
          <table:table-cell table:formula="of:=VLOOKUP([.B34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Other service activities</text:p>
          </table:table-cell>
          <table:table-cell office:value-type="float" office:value="8" calcext:value-type="float">
            <text:p>8</text:p>
          </table:table-cell>
          <table:table-cell table:formula="of:=VLOOKUP([.B35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rofessional, scientific and technical activities</text:p>
          </table:table-cell>
          <table:table-cell office:value-type="float" office:value="8" calcext:value-type="float">
            <text:p>8</text:p>
          </table:table-cell>
          <table:table-cell table:formula="of:=VLOOKUP([.B36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Publishing, audiovisual and broadcasting activities</text:p>
          </table:table-cell>
          <table:table-cell office:value-type="float" office:value="8" calcext:value-type="float">
            <text:p>8</text:p>
          </table:table-cell>
          <table:table-cell table:formula="of:=VLOOKUP([.B37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al estate activities</text:p>
          </table:table-cell>
          <table:table-cell office:value-type="float" office:value="8" calcext:value-type="float">
            <text:p>8</text:p>
          </table:table-cell>
          <table:table-cell table:formula="of:=VLOOKUP([.B38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Telecommunications</text:p>
          </table:table-cell>
          <table:table-cell office:value-type="float" office:value="8" calcext:value-type="float">
            <text:p>8</text:p>
          </table:table-cell>
          <table:table-cell table:formula="of:=VLOOKUP([.B39];['file:///home/sjuhel/Nextcloud/Thesis/Workbench/Code/Boario-Climada-Compound_Events/sectors_common_aggreg.ods'#$common_aggreg.$A$2:.$B$11];2;0)" office:value-type="string" office:string-value="Services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rts, entertainment and recreation</text:p>
          </table:table-cell>
          <table:table-cell office:value-type="float" office:value="9" calcext:value-type="float">
            <text:p>9</text:p>
          </table:table-cell>
          <table:table-cell table:formula="of:=VLOOKUP([.B40];['file:///home/sjuhel/Nextcloud/Thesis/Workbench/Code/Boario-Climada-Compound_Events/sectors_common_aggreg.ods'#$common_aggreg.$A$2: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9" calcext:value-type="float">
            <text:p>9</text:p>
          </table:table-cell>
          <table:table-cell table:formula="of:=VLOOKUP([.B41];['file:///home/sjuhel/Nextcloud/Thesis/Workbench/Code/Boario-Climada-Compound_Events/sectors_common_aggreg.ods'#$common_aggreg.$A$2: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Human health and social work activities</text:p>
          </table:table-cell>
          <table:table-cell office:value-type="float" office:value="9" calcext:value-type="float">
            <text:p>9</text:p>
          </table:table-cell>
          <table:table-cell table:formula="of:=VLOOKUP([.B42];['file:///home/sjuhel/Nextcloud/Thesis/Workbench/Code/Boario-Climada-Compound_Events/sectors_common_aggreg.ods'#$common_aggreg.$A$2: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Public administration and defence; compulsory social security</text:p>
          </table:table-cell>
          <table:table-cell office:value-type="float" office:value="9" calcext:value-type="float">
            <text:p>9</text:p>
          </table:table-cell>
          <table:table-cell table:formula="of:=VLOOKUP([.B43];['file:///home/sjuhel/Nextcloud/Thesis/Workbench/Code/Boario-Climada-Compound_Events/sectors_common_aggreg.ods'#$common_aggreg.$A$2:.$B$11];2;0)" office:value-type="string" office:string-value="Other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icity, gas, steam and air conditioning supply</text:p>
          </table:table-cell>
          <table:table-cell office:value-type="float" office:value="10" calcext:value-type="float">
            <text:p>10</text:p>
          </table:table-cell>
          <table:table-cell table:formula="of:=VLOOKUP([.B44];['file:///home/sjuhel/Nextcloud/Thesis/Workbench/Code/Boario-Climada-Compound_Events/sectors_common_aggreg.ods'#$common_aggreg.$A$2:.$B$11];2;0)" office:value-type="string" office:string-value="Energy" calcext:value-type="string">
            <text:p>Energy</text:p>
          </table:table-cell>
        </table:table-row>
        <table:table-row table:style-name="ro1">
          <table:table-cell office:value-type="string" calcext:value-type="string">
            <text:p>Mining and quarrying, energy producing products</text:p>
          </table:table-cell>
          <table:table-cell office:value-type="float" office:value="10" calcext:value-type="float">
            <text:p>10</text:p>
          </table:table-cell>
          <table:table-cell table:formula="of:=VLOOKUP([.B45];['file:///home/sjuhel/Nextcloud/Thesis/Workbench/Code/Boario-Climada-Compound_Events/sectors_common_aggreg.ods'#$common_aggreg.$A$2:.$B$11];2;0)" office:value-type="string" office:string-value="Energy" calcext:value-type="string">
            <text:p>Energy</text:p>
          </table:table-cell>
        </table:table-row>
      </table:table>
      <table:table table:name="'file:///home/sjuhel/Nextcloud/Thesis/Workbench/Code/Boario-Climada-Compound_Events/sectors_common_aggreg.ods'#common_aggreg" table:print="false" table:style-name="ta_extref">
        <table:table-source xlink:type="simple" xlink:href="../../../../Code/Boario-Climada-Compound_Events/sectors_common_aggreg.ods" table:table-name="common_aggreg" table:mode="copy-results-only"/>
        <table:table-column table:number-columns-repeated="2"/>
        <table:table-row>
          <table:table-cell table:number-columns-repeated="2"/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Agriculture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Manufacture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Mining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Utilities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Construction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Sales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Transport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Services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Other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Energy</text:p>
          </table:table-cell>
        </table:table-row>
      </table:table>
      <table:named-expressions/>
      <table:database-ranges>
        <table:database-range table:name="__Anonymous_Sheet_DB__0" table:target-range-address="Feuille1.A1:Feuille1.F46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3" number:min-decimal-places="3" number:min-integer-digits="1" number:grouping="true"/>
    </number:number-style>
    <number:number-style style:name="N151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uhel</meta:initial-creator>
    <meta:creation-date>2023-11-29T14:46:16.446550996</meta:creation-date>
    <dc:date>2023-11-29T15:39:53.975390624</dc:date>
    <dc:creator>Samuel Juhel</dc:creator>
    <meta:editing-duration>PT53M38S</meta:editing-duration>
    <meta:editing-cycles>1</meta:editing-cycles>
    <meta:document-statistic meta:table-count="2" meta:cell-count="452" meta:object-count="0"/>
    <meta:generator>LibreOffice/7.6.2.1$Linux_X86_64 LibreOffice_project/60$Build-1</meta:generator>
  </office:meta>
</office:document-meta>
</file>